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00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Standard" style:family="paragraph">
      <style:paragraph-properties fo:text-align="center" fo:margin-left="0.9805in" fo:text-indent="0.4902in">
        <style:tab-stops/>
      </style:paragraph-properties>
      <style:text-properties style:font-weight-complex="bold"/>
    </style:style>
    <style:style style:name="P23" style:parent-style-name="Standard" style:family="paragraph">
      <style:paragraph-properties fo:text-align="center"/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style:font-weight-complex="bold"/>
    </style:style>
    <style:style style:name="P26" style:parent-style-name="Standard" style:family="paragraph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name-complex="Times New Roman" style:font-weight-complex="bold"/>
    </style:style>
    <style:style style:name="T30" style:parent-style-name="DefaultParagraphFont" style:family="text">
      <style:text-properties style:font-weight-complex="bold"/>
    </style:style>
    <style:style style:name="P31" style:parent-style-name="Standard" style:family="paragraph">
      <style:text-properties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text-properties style:font-weight-complex="bold"/>
    </style:style>
    <style:style style:name="P35" style:parent-style-name="Standard" style:family="paragraph">
      <style:text-properties style:font-weight-complex="bold"/>
    </style:style>
    <style:style style:name="P36" style:parent-style-name="Standard" style:family="paragraph">
      <style:text-properties style:font-weight-complex="bold"/>
    </style:style>
    <style:style style:name="P37" style:parent-style-name="Standard" style:family="paragraph">
      <style:text-properties style:font-weight-complex="bold"/>
    </style:style>
    <style:style style:name="P38" style:parent-style-name="Standard" style:family="paragraph">
      <style:text-properties style:font-weight-complex="bold"/>
    </style:style>
    <style:style style:name="P39" style:parent-style-name="Standard" style:family="paragraph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T42" style:parent-style-name="DefaultParagraphFont" style:family="text">
      <style:text-properties style:font-weight-complex="bold"/>
    </style:style>
    <style:style style:name="T43" style:parent-style-name="DefaultParagraphFont" style:family="text">
      <style:text-properties style:font-weight-complex="bold"/>
    </style:style>
    <style:style style:name="T44" style:parent-style-name="DefaultParagraphFont" style:family="text">
      <style:text-properties style:font-name-complex="Times New Roman" style:font-weight-complex="bold"/>
    </style:style>
    <style:style style:name="T45" style:parent-style-name="DefaultParagraphFont" style:family="text">
      <style:text-properties style:font-weight-complex="bold"/>
    </style:style>
    <style:style style:name="P46" style:parent-style-name="Standard" style:family="paragraph">
      <style:text-properties style:font-weight-complex="bold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text-properties style:font-weight-complex="bold"/>
    </style:style>
    <style:style style:name="P58" style:parent-style-name="Standard" style:family="paragraph">
      <style:text-properties style:font-weight-complex="bold"/>
    </style:style>
    <style:style style:name="P59" style:parent-style-name="Standard" style:family="paragraph">
      <style:text-properties style:font-weight-complex="bold"/>
    </style:style>
    <style:style style:name="P60" style:parent-style-name="Standard" style:family="paragraph">
      <style:text-properties style:font-weight-complex="bold"/>
    </style:style>
    <style:style style:name="P61" style:parent-style-name="Standard" style:family="paragraph">
      <style:text-properties style:font-weight-complex="bold"/>
    </style:style>
    <style:style style:name="P62" style:parent-style-name="Standard" style:family="paragraph">
      <style:text-properties style:font-weight-complex="bold"/>
    </style:style>
    <style:style style:name="P63" style:parent-style-name="Standard" style:family="paragraph">
      <style:text-properties style:font-weight-complex="bold"/>
    </style:style>
    <style:style style:name="P64" style:parent-style-name="Standard" style:family="paragraph">
      <style:text-properties style:font-weight-complex="bold"/>
    </style:style>
    <style:style style:name="P65" style:parent-style-name="Standard" style:family="paragraph">
      <style:text-properties style:font-weight-complex="bold"/>
    </style:style>
    <style:style style:name="P66" style:parent-style-name="Standard" style:family="paragraph">
      <style:text-properties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text-properties style:font-weight-complex="bold"/>
    </style:style>
    <style:style style:name="P69" style:parent-style-name="Standard" style:family="paragraph">
      <style:text-properties style:font-weight-complex="bold"/>
    </style:style>
    <style:style style:name="P70" style:parent-style-name="Standard" style:family="paragraph">
      <style:text-properties style:font-weight-complex="bold"/>
    </style:style>
    <style:style style:name="P71" style:parent-style-name="Standard" style:family="paragraph">
      <style:text-properties style:font-weight-complex="bold"/>
    </style:style>
    <style:style style:name="P72" style:parent-style-name="Standard" style:family="paragraph">
      <style:text-properties style:font-weight-complex="bold"/>
    </style:style>
    <style:style style:name="P73" style:parent-style-name="Standard" style:family="paragraph">
      <style:text-properties style:font-weight-complex="bold"/>
    </style:style>
    <style:style style:name="P74" style:parent-style-name="Standard" style:family="paragraph">
      <style:text-properties style:font-weight-complex="bold"/>
    </style:style>
    <style:style style:name="P75" style:parent-style-name="Standard" style:family="paragraph">
      <style:text-properties style:font-weight-complex="bold"/>
    </style:style>
    <style:style style:name="P76" style:parent-style-name="Standard" style:family="paragraph">
      <style:text-properties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family="paragraph">
      <style:text-properties style:font-weight-complex="bold"/>
    </style:style>
    <style:style style:name="P80" style:parent-style-name="Standard" style:family="paragraph">
      <style:text-properties style:font-weight-complex="bold"/>
    </style:style>
    <style:style style:name="P81" style:parent-style-name="Standard" style:family="paragraph">
      <style:text-properties style:font-weight-complex="bold"/>
    </style:style>
    <style:style style:name="P82" style:parent-style-name="Standard" style:family="paragraph">
      <style:text-properties style:font-weight-complex="bold"/>
    </style:style>
    <style:style style:name="P83" style:parent-style-name="Standard" style:family="paragraph">
      <style:text-properties style:font-weight-complex="bold"/>
    </style:style>
    <style:style style:name="P84" style:parent-style-name="Standard" style:family="paragraph">
      <style:text-properties style:font-weight-complex="bold"/>
    </style:style>
    <style:style style:name="P85" style:parent-style-name="Standard" style:family="paragraph">
      <style:text-properties style:font-weight-complex="bold"/>
    </style:style>
    <style:style style:name="P86" style:parent-style-name="Standard" style:family="paragraph">
      <style:text-properties style:font-weight-complex="bold"/>
    </style:style>
    <style:style style:name="T87" style:parent-style-name="DefaultParagraphFont" style:family="text">
      <style:text-properties style:font-weight-complex="bold"/>
    </style:style>
    <style:style style:name="T88" style:parent-style-name="DefaultParagraphFont" style:family="text">
      <style:text-properties style:font-weight-complex="bold"/>
    </style:style>
    <style:style style:name="T89" style:parent-style-name="DefaultParagraphFont" style:family="text">
      <style:text-properties style:font-name-complex="Times New Roman" style:font-weight-complex="bold"/>
    </style:style>
    <style:style style:name="T90" style:parent-style-name="DefaultParagraphFont" style:family="text">
      <style:text-properties style:font-weight-complex="bold"/>
    </style:style>
    <style:style style:name="P91" style:parent-style-name="Standard" style:family="paragraph">
      <style:text-properties style:font-weight-complex="bold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center" fo:margin-left="0.9805in" fo:text-indent="0.4902in">
        <style:tab-stops/>
      </style:paragraph-properties>
      <style:text-properties style:font-weight-complex="bold"/>
    </style:style>
    <style:style style:name="P103" style:parent-style-name="Standard" style:family="paragraph">
      <style:paragraph-properties fo:text-align="center"/>
      <style:text-properties style:font-weight-complex="bold"/>
    </style:style>
    <style:style style:name="P104" style:parent-style-name="Standard" style:family="paragraph">
      <style:text-properties style:font-weight-complex="bold"/>
    </style:style>
    <style:style style:name="P105" style:parent-style-name="Standard" style:family="paragraph">
      <style:text-properties style:font-weight-complex="bold"/>
    </style:style>
    <style:style style:name="P106" style:parent-style-name="Standard" style:family="paragraph">
      <style:text-properties style:font-weight-complex="bold"/>
    </style:style>
    <style:style style:name="T107" style:parent-style-name="DefaultParagraphFont" style:family="text">
      <style:text-properties style:font-weight-complex="bold"/>
    </style:style>
    <style:style style:name="T108" style:parent-style-name="DefaultParagraphFont" style:family="text">
      <style:text-properties style:font-weight-complex="bold"/>
    </style:style>
    <style:style style:name="T109" style:parent-style-name="DefaultParagraphFont" style:family="text">
      <style:text-properties style:font-weight-complex="bold"/>
    </style:style>
    <style:style style:name="T110" style:parent-style-name="DefaultParagraphFont" style:family="text">
      <style:text-properties style:font-name-complex="Times New Roman" style:font-weight-complex="bold"/>
    </style:style>
    <style:style style:name="T111" style:parent-style-name="DefaultParagraphFont" style:family="text">
      <style:text-properties style:font-weight-complex="bold"/>
    </style:style>
    <style:style style:name="T112" style:parent-style-name="DefaultParagraphFont" style:family="text">
      <style:text-properties style:font-weight-complex="bold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</office:automatic-styles>
  <office:body>
    <office:text text:use-soft-page-breaks="true">
      <text:p text:style-name="P1">Party Flounder</text:p>
      <text:p text:style-name="P4"><text:tab/><text:tab/><text:tab/><text:tab/>Mary Franklin</text:p>
      <text:p text:style-name="Standard"/>
      <text:p text:style-name="Standard">2 ½ lbs. Flounder fillet (2 thick fillets)<text:tab/>1 egg</text:p>
      <text:p text:style-name="Standard">1 can crabmeat<text:tab/><text:tab/><text:tab/><text:tab/>3 teaspoons parsley, finely chopped</text:p>
      <text:p text:style-name="Standard">Salt &amp;<text:s/>pepper to taste<text:tab/><text:tab/><text:tab/><text:tab/>2 tablespoons butter</text:p>
      <text:p text:style-name="Standard">3 celery stalks, finely chopped<text:tab/><text:tab/>2 medium onions, finely chopped</text:p>
      <text:p text:style-name="Standard">2 slices bread, crumbs<text:tab/><text:tab/><text:tab/>1 ½ cup dry white wine</text:p>
      <text:p text:style-name="Standard"/>
      <text:p text:style-name="Standard">Combine all ingredients except fish and wine. <text:s/>Spread mixture between the fish (one on bottom, then mixture, then other fish on top). <text:s/>Pour wine over. <text:s/>Bake at 350º until flounder flakes. <text:s/>Very good!</text:p>
      <text:p text:style-name="Standard"/>
      <text:p text:style-name="P5">BBQ Catfish</text:p>
      <text:p text:style-name="P6"><text:tab/><text:tab/><text:tab/><text:tab/>Barbara Windham</text:p>
      <text:p text:style-name="P7"/>
      <text:p text:style-name="Standard">4-6 Catfish fillets<text:tab/><text:tab/><text:tab/><text:tab/>¾ Acup catsup</text:p>
      <text:p text:style-name="Standard">¼ cup butter<text:s/><text:tab/><text:tab/><text:tab/><text:tab/><text:tab/>1 tablespoon Balsamic vinegar</text:p>
      <text:p text:style-name="Standard">1 tablespoon Worcestershire sauce<text:tab/><text:tab/>1 teaspoon Dijon mustard</text:p>
      <text:p text:style-name="Standard">½<text:s/>teaspoon Jamaica seasoning<text:tab/><text:tab/>1 clove garlic, minced</text:p>
      <text:p text:style-name="Standard">A little parsley<text:tab/><text:tab/><text:tab/><text:tab/>A little black pepper</text:p>
      <text:p text:style-name="Standard"/>
      <text:p text:style-name="Standard">Place fish on a lightly greased baking dish, <text:s/>Mix all above ingredients and pour over fish, <text:s/>Sprinkle with parslley and bake in preheated<text:s/>oven 400º for 20-30 minutes or until fish flakes.</text:p>
      <text:p text:style-name="Standard"/>
      <text:p text:style-name="P8">Grilled Shrimp</text:p>
      <text:p text:style-name="P9"/>
      <text:p text:style-name="Standard">2 lbs. Large or jumbo shrimpo<text:tab/><text:tab/>1/3 cup olive oil</text:p>
      <text:p text:style-name="Standard">¼ cup tomato sauce or pureed tomatoes<text:tab/>2 tablespoons red wine vinegar</text:p>
      <text:p text:style-name="Standard">1 tablespoon minced garlic<text:tab/><text:tab/><text:tab/>2 tablespoons chopped fresh basil or 1 1/2 teaspons</text:p>
      <text:p text:style-name="Standard">½ teaspoon salt<text:tab/><text:tab/><text:tab/><text:tab/><text:tab/>dried basil</text:p>
      <text:p text:style-name="Standard">½ teaspoon cayenne pepper</text:p>
      <text:p text:style-name="Standard"/>
      <text:p text:style-name="Standard">Peel and devein shrimp. <text:s/>In a bowl stir together oil, tomato sauce, vinegar, basil, garlic, salt and pepper. <text:s/>Add the shrimp and toss to coat evenly. <text:s/>Cover and refrigerate for two hours<text:s/>or more, stirring occasionally. <text:s/>Put shrimp on skewers with veggies of your choice. <text:s/>Cook on mediium-hot grill for about 6 minutes, basting with leftover marinade.</text:p>
      <text:p text:style-name="Standard"/>
      <text:p text:style-name="P10">Shrimp</text:p>
      <text:p text:style-name="P11"><text:span text:style-name="T12"><text:tab/></text:span><text:span text:style-name="T13"><text:tab/></text:span><text:span text:style-name="T14"><text:tab/></text:span>(From Food Channel)</text:p>
      <text:p text:style-name="Standard"/>
      <text:p text:style-name="Standard">Large shrimp<text:tab/><text:tab/><text:tab/><text:tab/><text:tab/>½ cup butter<text:s/></text:p>
      <text:p text:style-name="Standard">½ cup olive oil<text:tab/><text:tab/><text:tab/><text:tab/>Zest and<text:s/>juice of one lemon</text:p>
      <text:p text:style-name="Standard">Salt and pepper to taste</text:p>
      <text:p text:style-name="Standard"/>
      <text:p text:style-name="Standard">Place shrimp in baking dish. <text:s/>Mix other ingredients well and pour over shrimp. <text:s/>Bake at 400º about 12 minutes or until done.</text:p>
      <text:p text:style-name="P15"/>
      <text:p text:style-name="P16"/>
      <text:p text:style-name="P17"/>
      <text:p text:style-name="P18"/>
      <text:p text:style-name="P19"/>
      <text:soft-page-break/>
      <text:p text:style-name="P20">Sea Bass with Tomatoes, Olives and Capers</text:p>
      <text:p text:style-name="Standard"/>
      <text:p text:style-name="Standard">4 teaspoons olive oil<text:tab/><text:tab/><text:tab/><text:tab/>4 (5-oz.) skinless sea bass fillets (or other white fish)</text:p>
      <text:p text:style-name="Standard">1 small onion, diced (about 1 cup)<text:tab/><text:tab/>½ cup dry white wine</text:p>
      <text:p text:style-name="Standard">1 cup canned no-salt-added diced<text:tab/><text:tab/>½ cup pitted and chopped calamata olives</text:p>
      <text:p text:style-name="Standard"><text:tab/>tomatoes, with juices<text:tab/><text:tab/><text:tab/>¼ teaspoons red pepper flakes, optional</text:p>
      <text:p text:style-name="Standard">2 ounces baby<text:s/>spinich leaves, (about 2<text:tab/>Salt and freshly ground pepper, to taste</text:p>
      <text:p text:style-name="Standard"><text:tab/>lightly packed cups<text:tab/><text:tab/><text:tab/>2 tablespoons capers, drained</text:p>
      <text:p text:style-name="Standard"/>
      <text:p text:style-name="Standard">In a large non-stick skillet, heat 2 <text:s/>teaspoons of oil over medium-high heat. <text:s/>Add the fish and cook until opaque in the center (about 2<text:s/>½ minutes per side per ½ " thickness). <text:s/>Transfer the fish to a serving platter and tent with aluminum foil to keep warm.</text:p>
      <text:p text:style-name="Standard">Heat the remaining 2 teaspoons oil in the same skillet; add the onions and cook stirring, for 2 minutes. <text:s/>Add the wine and cook until<text:s/>reduced by half, about 2 minutes. <text:s/>Add the tomatoes and simmer for about 5 minutes. <text:s/>Add the olives, capers and red pepper, if using and cook for 1 minute. <text:s/>Stir in the spinach <text:s/>and cook unti it is wilted, abut 3 minutes. <text:s/>Season with salt ad pepper.</text:p>
      <text:p text:style-name="Standard">Spoon<text:s/>the topping over the fish and serve. <text:s/>Yields: 4 servings. <text:s/>250 calories each.</text:p>
      <text:p text:style-name="Standard"/>
      <text:p text:style-name="P21">BBQ Shrimp</text:p>
      <text:p text:style-name="P22">Meredith Daffin</text:p>
      <text:p text:style-name="P23"/>
      <text:p text:style-name="P24">2-3 shrimp deep in pan<text:tab/><text:tab/><text:tab/>Garlic salt and chopped garlic</text:p>
      <text:p text:style-name="P25">Melted butter to cover shrimp<text:tab/><text:tab/>Pepper</text:p>
      <text:p text:style-name="P26"/>
      <text:p text:style-name="Standard"><text:span text:style-name="T27">Melt butter; add garlic salt and garlic. <text:s/>Pour over<text:s/></text:span><text:span text:style-name="T28">shrimp; sprinkle with pepper. <text:s/>Marinade shrimp in refridgerator at least 1 hour. <text:s/>Preheat oven for 15 minutes at 500</text:span><text:span text:style-name="T29">°</text:span><text:span text:style-name="T30">. <text:s/>Cook shrimp 20 minutes; turn and return to oven to cook 20 more minutes. <text:s/>Serve with lemon.</text:span></text:p>
      <text:p text:style-name="P31"/>
      <text:p text:style-name="P32">Shrimp and Grits Casserole</text:p>
      <text:p text:style-name="P33"/>
      <text:p text:style-name="P34">4 cups chicken<text:s/>broth<text:tab/><text:tab/><text:tab/><text:tab/>½ teaspoon salt</text:p>
      <text:p text:style-name="P35">1 cup quick-cooking grits<text:tab/><text:tab/><text:tab/>1 cup shredded chddar cheese, divided</text:p>
      <text:p text:style-name="P36">1 cup Monterey Jack cheese<text:tab/><text:tab/><text:tab/>2 tablespoons butter</text:p>
      <text:p text:style-name="P37">6 green onions, chopped<text:tab/><text:tab/><text:tab/>1 green pepper, chopped</text:p>
      <text:p text:style-name="P38">1 clove garlic<text:tab/><text:tab/><text:tab/><text:tab/><text:tab/>1 lb. Small-medium shrimp, peeled, deveined and</text:p>
      <text:p text:style-name="P39">1 can Rotel tomatoes<text:tab/><text:tab/><text:tab/><text:tab/><text:tab/>cooked</text:p>
      <text:p text:style-name="P40">¼ teaspoon salt<text:tab/><text:tab/><text:tab/><text:tab/>¼ teaspoono pepper</text:p>
      <text:p text:style-name="P41"/>
      <text:p text:style-name="Standard"><text:span text:style-name="T42">Bring chicken broth and salt to boil; stir in grits; cover and reduce heat. <text:s/>Simmer 5 minutes. <text:s/>Stir together grits, ¾ cup cheddar cheese and all Jack cheese. <text:s/>Melt butter in large<text:s/></text:span><text:span text:style-name="T43">skillet over medium heat; add onions, pepper and garlic. <text:s/>Saute 5 minutes. <text:s/>Stir into grits. <text:s/>Mix with shrimp and next 3 ingredients. <text:s/>Pour into 9x13“ dish. <text:s/>Sprinkle with rest of cheddar cheese. <text:s/>Bake for 30-45 minutes at 350</text:span><text:span text:style-name="T44">°</text:span><text:span text:style-name="T45">.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Shrimp Creole</text:p>
      <text:p text:style-name="P56"/>
      <text:p text:style-name="P57">½ cup chopped onion<text:tab/><text:tab/><text:tab/><text:tab/>½ cup chopped celery</text:p>
      <text:p text:style-name="P58">1 clove garlic, minced<text:tab/><text:tab/><text:tab/>3 tablespoons salad oil</text:p>
      <text:p text:style-name="P59">1 can tomatoes<text:tab/><text:tab/><text:tab/><text:tab/>1 (8-oz.) can tomato sauce</text:p>
      <text:p text:style-name="P60">1 ½ teaspoon salt<text:tab/><text:tab/><text:tab/><text:tab/>1 teaspoon sugar</text:p>
      <text:p text:style-name="P61">1 tablespoon worcestershire sauce<text:tab/><text:tab/>Dash of tabasco</text:p>
      <text:p text:style-name="P62">1 teaspoon cornstarch<text:tab/><text:tab/><text:tab/><text:tab/>12 oz.<text:s/>raw cleaned, deveined shrimp</text:p>
      <text:p text:style-name="P63">½ cup chopped green pepper</text:p>
      <text:p text:style-name="P64"/>
      <text:p text:style-name="P65">Combine and cook onion, celery, garlic in hot oil until tender – NOT brown. Add tomatoes, tomato sauce and seasonings. <text:s/>Simmer uncovered 45 minutes. <text:s/>Mix cornstarch with 2 teaspoons water; stir into<text:s/>sauce. <text:s/>Cook and stir until mixture thickens. <text:s/>Add shrimp and green pepper. <text:s/>Cover; simmer until done – about 5 minutes. <text:s/>Serve on rice. 5-6 servingts.</text:p>
      <text:p text:style-name="P66"/>
      <text:p text:style-name="P67">Tropical Shrimp and Pasta</text:p>
      <text:p text:style-name="P68"/>
      <text:p text:style-name="P69">6 oz. Uncooked angel hair pasta<text:tab/><text:tab/>12 oz. Cooked, peeled and deveined medium shrimp or</text:p>
      <text:p text:style-name="P70">¾ cup sliced pitted ripe olives<text:tab/><text:tab/><text:tab/><text:tab/>2 cups diced cooked chicken</text:p>
      <text:p text:style-name="P71">½ cup finely chopped red onion<text:tab/><text:tab/>½ cup fat-free or light mayonnaise</text:p>
      <text:p text:style-name="P72">½ cup pineapple juice<text:tab/><text:tab/><text:tab/><text:tab/>¼ cup bottled seafood cocktail sauce</text:p>
      <text:p text:style-name="P73">¼ teaspoon paprika<text:tab/><text:tab/><text:tab/><text:tab/>2 cups (8 oz.) shredded<text:s/>mozzarelli cheese</text:p>
      <text:p text:style-name="P74"/>
      <text:p text:style-name="P75">Cook pasta according to directions. <text:s/>Drain and rinse with cold water. <text:s/>Transfer to large bowl. <text:s/>Add shrimp, olives and onions. <text:s/>In small bowl combine mayonnaise, pineapple juice and cocktail sauce. <text:s/>Mix well. <text:s/>Pour ¾ cup dressing over shrimp mixture. <text:s/>Toss to coat6. <text:s/>Add cheese; toss well. <text:s/>Pass remaining dressing. <text:s/>Makes 6 servings.</text:p>
      <text:p text:style-name="P76"/>
      <text:p text:style-name="P77">Tuna-Noodle Casserole</text:p>
      <text:p text:style-name="P78"/>
      <text:p text:style-name="P79">Noodles<text:tab/><text:tab/><text:tab/><text:tab/><text:tab/>9 ¼ oz. Can of tuna</text:p>
      <text:p text:style-name="P80">½ cup mayonnaise<text:tab/><text:tab/><text:tab/><text:tab/>1 cup sliced celery</text:p>
      <text:p text:style-name="P81">1/3 cup chopped onion<text:tab/><text:tab/><text:tab/>¼ cup chopped green pepper</text:p>
      <text:p text:style-name="P82">¼ cup chopped pimento<text:tab/><text:tab/><text:tab/>1 teaspoon salt</text:p>
      <text:p text:style-name="P83">1 can cream of celery soup<text:tab/><text:tab/><text:tab/>½ cup milk</text:p>
      <text:p text:style-name="P84">1 cup shredded cheese<text:tab/><text:tab/><text:tab/>½ cup slivered, blanched almonds (toasted is optional)</text:p>
      <text:p text:style-name="P85">1 can English peas, optional</text:p>
      <text:p text:style-name="P86"/>
      <text:p text:style-name="Standard"><text:span text:style-name="T87">Cook noodles in salted, boiling water. <text:s/>Drain. <text:s/>Combine noodles, drained<text:s/></text:span><text:span text:style-name="T88">tuna, mayonnaise, vegetables and salt. <text:s/>Blend soup and milk; heat through. <text:s/>Add cheese; heat and stir until cheese melts. <text:s/>Add to noodle mixture. <text:s/>Put in casserole. <text:s/>Top with almonds. <text:s/>Bake in hot oven 425</text:span><text:span text:style-name="T89">°</text:span><text:span text:style-name="T90"><text:s/>for 20 minutes. <text:s/>Makes 6 servings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Salmon Croquettes</text:p>
      <text:p text:style-name="P102">Lou Windham</text:p>
      <text:p text:style-name="P103"/>
      <text:p text:style-name="P104">1 can pink salmon<text:tab/><text:tab/><text:tab/><text:tab/>2 eggs, beaten</text:p>
      <text:p text:style-name="P105">12-14 saltine crackers, crumbled<text:tab/><text:tab/>Canola oil</text:p>
      <text:p text:style-name="P106"/>
      <text:p text:style-name="Standard"><text:span text:style-name="T107">Remove salmon from can into a bowl. <text:s/>Before breaking up salmon, remove the round bones and dark skin. <text:s/>Crumble the salmon; add the beaten eggs and<text:s/></text:span><text:span text:style-name="T108">crushed cracker crumbs. <text:s/>Mix well (by hands). <text:s/>Cover the bowl and put in refrigerator about 1-2 hours (until mixture is cold enough to stay together.) <text:s/>Take from refrigerator and make salmon patties by taking about amount in ice cream scoop and form tightl</text:span><text:span text:style-name="T109">y. <text:s/>Mash to shape into patty. <text:s/>Put enough oil in skillet, enough that when patty is placed in oil, oil will only come to ½ depth of patty. <text:s/>Let oil reach 375</text:span><text:span text:style-name="T110">°</text:span><text:span text:style-name="T111">. <text:s text:c="2"/>Put patties in hot oil without touching each other. <text:s/>Fry about 5 minutes on one side (until br</text:span><text:span text:style-name="T112">own) and turn and fry abut 5 minutes on the other side. <text:s/>You may need to turn again if patties aren’t brown. Remove from skillet and drain on brown paper sack (or paper towels). <text:s/>They stay crisper drained on brown sack.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eafood</text:p>
      </style:header>
      <style:footer>
        <text:p text:style-name="P3"><text:page-number text:fixed="false">10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1T23:58:00Z</dc:date>
    <meta:template xlink:href="Normal" xlink:type="simple"/>
    <meta:editing-cycles>6</meta:editing-cycles>
    <meta:editing-duration>PT4860S</meta:editing-duration>
    <meta:user-defined meta:name="Info 1"/>
    <meta:user-defined meta:name="Info 2"/>
    <meta:user-defined meta:name="Info 3"/>
    <meta:user-defined meta:name="Info 4"/>
    <meta:document-statistic meta:page-count="4" meta:paragraph-count="14" meta:word-count="1084" meta:character-count="7254" meta:row-count="51" meta:non-whitespace-character-count="6184"/>
  </office:meta>
</office:document-meta>
</file>